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ccccc" style:font-name="Consolas" fo:font-size="10.5pt" fo:font-weight="normal" fo:background-color="#1f1f1f"/>
    </style:style>
    <style:style style:name="P2" style:family="paragraph" style:parent-style-name="Standard">
      <style:paragraph-properties style:line-height-at-least="0.503cm"/>
      <style:text-properties fo:color="#cccccc" fo:background-color="#1f1f1f"/>
    </style:style>
    <style:style style:name="P3" style:family="paragraph" style:parent-style-name="Standard">
      <style:paragraph-properties style:line-height-at-least="0.503cm"/>
      <style:text-properties fo:color="#6a9955" style:font-name="Consolas" fo:font-size="10.5pt" fo:font-weight="normal" fo:background-color="#1f1f1f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paragraph-properties style:line-height-at-least="0.503cm"/>
    </style:style>
    <style:style style:name="P6" style:family="paragraph" style:parent-style-name="Standard">
      <style:paragraph-properties style:line-height-at-least="0.503cm"/>
      <style:text-properties fo:color="#cccccc" style:font-name="Consolas" fo:font-size="10.5pt" fo:font-weight="normal" fo:background-color="#1f1f1f"/>
    </style:style>
    <style:style style:name="P7" style:family="paragraph" style:parent-style-name="Standard">
      <style:paragraph-properties style:line-height-at-least="0.503cm"/>
      <style:text-properties fo:color="#cccccc" fo:background-color="#1f1f1f"/>
    </style:style>
    <style:style style:name="P8" style:family="paragraph" style:parent-style-name="Standard">
      <style:paragraph-properties style:line-height-at-least="0.503cm"/>
      <style:text-properties fo:color="#6a9955" style:font-name="Consolas" fo:font-size="10.5pt" fo:font-weight="normal" fo:background-color="#1f1f1f"/>
    </style:style>
    <style:style style:name="T1" style:family="text">
      <style:text-properties fo:color="#569cd6"/>
    </style:style>
    <style:style style:name="T2" style:family="text">
      <style:text-properties fo:color="#569cd6" style:font-name="Consolas" fo:font-size="10.5pt" fo:font-weight="normal"/>
    </style:style>
    <style:style style:name="T3" style:family="text">
      <style:text-properties fo:color="#9cdcfe"/>
    </style:style>
    <style:style style:name="T4" style:family="text">
      <style:text-properties fo:color="#9cdcfe" style:font-name="Consolas" fo:font-size="10.5pt" fo:font-weight="normal"/>
    </style:style>
    <style:style style:name="T5" style:family="text">
      <style:text-properties style:font-name="Consolas" fo:font-size="10.5pt" fo:font-weight="normal"/>
    </style:style>
    <style:style style:name="T6" style:family="text">
      <style:text-properties fo:color="#4ec9b0" style:font-name="Consolas" fo:font-size="10.5pt" fo:font-weight="normal"/>
    </style:style>
    <style:style style:name="T7" style:family="text">
      <style:text-properties fo:color="#b5cea8" style:font-name="Consolas" fo:font-size="10.5pt" fo:font-weight="normal"/>
    </style:style>
    <style:style style:name="T8" style:family="text">
      <style:text-properties fo:color="#dcdcaa" style:font-name="Consolas" fo:font-size="10.5pt" fo:font-weight="normal"/>
    </style:style>
    <style:style style:name="T9" style:family="text">
      <style:text-properties fo:color="#ce9178" style:font-name="Consolas" fo:font-size="10.5pt" fo:font-weight="normal"/>
    </style:style>
    <style:style style:name="T10" style:family="text">
      <style:text-properties fo:color="#d4d4d4" style:font-name="Consolas" fo:font-size="10.5pt" fo:font-weight="normal"/>
    </style:style>
    <style:style style:name="T11" style:family="text">
      <style:text-properties fo:color="#6a9955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-- Sicherstellen, dass alle Tabellen existieren und keine inkonsistenten Fremdschlüssel oder CHECK-Fehler auftreten</text:p>
      <text:p text:style-name="P1"><text:span text:style-name="T1">DROP</text:span> <text:span text:style-name="T1">TABLE</text:span> <text:span text:style-name="T3">Kartell_Kunde</text:span> <text:span text:style-name="T1">CASCADE</text:span> <text:span text:style-name="T3">CONSTRAINTS</text:span>;</text:p>
      <text:p text:style-name="P1"><text:span text:style-name="T1">DROP</text:span> <text:span text:style-name="T1">TABLE</text:span> <text:span text:style-name="T3">Kartell_Mitarbeiter</text:span> <text:span text:style-name="T1">CASCADE</text:span> <text:span text:style-name="T3">CONSTRAINTS</text:span>;</text:p>
      <text:p text:style-name="P1"><text:span text:style-name="T1">DROP</text:span> <text:span text:style-name="T1">TABLE</text:span> <text:span text:style-name="T3">Chemiker</text:span> <text:span text:style-name="T1">CASCADE</text:span> <text:span text:style-name="T3">CONSTRAINTS</text:span>;</text:p>
      <text:p text:style-name="P1"><text:span text:style-name="T1">DROP</text:span> <text:span text:style-name="T1">TABLE</text:span> <text:span text:style-name="T3">Vertriebler</text:span> <text:span text:style-name="T1">CASCADE</text:span> <text:span text:style-name="T3">CONSTRAINTS</text:span>;</text:p>
      <text:p text:style-name="P1"><text:span text:style-name="T1">DROP</text:span> <text:span text:style-name="T1">TABLE</text:span> <text:span text:style-name="T3">Schmuggler</text:span> <text:span text:style-name="T1">CASCADE</text:span> <text:span text:style-name="T3">CONSTRAINTS</text:span>;</text:p>
      <text:p text:style-name="P1"><text:span text:style-name="T1">DROP</text:span> <text:span text:style-name="T1">TABLE</text:span> <text:span text:style-name="T3">Drogenart</text:span> <text:span text:style-name="T1">CASCADE</text:span> <text:span text:style-name="T3">CONSTRAINTS</text:span>;</text:p>
      <text:p text:style-name="P1"><text:span text:style-name="T1">DROP</text:span> <text:span text:style-name="T1">TABLE</text:span> <text:span text:style-name="T3">Labor</text:span> <text:span text:style-name="T1">CASCADE</text:span> <text:span text:style-name="T3">CONSTRAINTS</text:span>;</text:p>
      <text:p text:style-name="P1"><text:span text:style-name="T1">DROP</text:span> <text:span text:style-name="T1">TABLE</text:span> <text:span text:style-name="T3">Lager_Inventar</text:span> <text:span text:style-name="T1">CASCADE</text:span> <text:span text:style-name="T3">CONSTRAINTS</text:span>;</text:p>
      <text:p text:style-name="P1"><text:span text:style-name="T1">DROP</text:span> <text:span text:style-name="T1">TABLE</text:span> <text:span text:style-name="T3">Lagerart</text:span> <text:span text:style-name="T1">CASCADE</text:span> <text:span text:style-name="T3">CONSTRAINTS</text:span>;</text:p>
      <text:p text:style-name="P1"><text:span text:style-name="T1">DROP</text:span> <text:span text:style-name="T1">TABLE</text:span> <text:span text:style-name="T3">Produkt</text:span> <text:span text:style-name="T1">CASCADE</text:span> <text:span text:style-name="T3">CONSTRAINTS</text:span>;</text:p>
      <text:p text:style-name="P1"><text:span text:style-name="T1">DROP</text:span> <text:span text:style-name="T1">TABLE</text:span> <text:span text:style-name="T3">Wird_Hergestellt</text:span> <text:span text:style-name="T1">CASCADE</text:span> <text:span text:style-name="T3">CONSTRAINTS</text:span>;</text:p>
      <text:p text:style-name="P1"><text:span text:style-name="T1">DROP</text:span> <text:span text:style-name="T1">TABLE</text:span> <text:span text:style-name="T3">Wird_Verkauft</text:span> <text:span text:style-name="T1">CASCADE</text:span> <text:span text:style-name="T3">CONSTRAINTS</text:span>;</text:p>
      <text:p text:style-name="P1"><text:span text:style-name="T1">DROP</text:span> <text:span text:style-name="T1">TABLE</text:span> <text:span text:style-name="T3">verkauft</text:span> <text:span text:style-name="T1">CASCADE</text:span> <text:span text:style-name="T3">CONSTRAINTS</text:span>;</text:p>
      <text:p text:style-name="P1"><text:span text:style-name="T1">DROP</text:span> <text:span text:style-name="T1">TABLE</text:span> <text:span text:style-name="T3">transportiert</text:span> <text:span text:style-name="T1">CASCADE</text:span> <text:span text:style-name="T3">CONSTRAINTS</text:span>;</text:p>
      <text:p text:style-name="P1"><text:span text:style-name="T1">DROP</text:span> <text:span text:style-name="T1">TABLE</text:span> <text:span text:style-name="T3">kennt</text:span> <text:span text:style-name="T1">CASCADE</text:span> <text:span text:style-name="T3">CONSTRAINTS</text:span>;</text:p>
      <text:p text:style-name="P1"><text:span text:style-name="T1">DROP</text:span> <text:span text:style-name="T1">TABLE</text:span> <text:span text:style-name="T3">Kann_Herstellen</text:span> <text:span text:style-name="T1">CASCADE</text:span> <text:span text:style-name="T3">CONSTRAINTS</text:span>;</text:p>
      <text:p text:style-name="P1"><text:span text:style-name="T1">DROP</text:span> <text:span text:style-name="T1">TABLE</text:span> <text:span text:style-name="T3">besitzt</text:span> <text:span text:style-name="T1">CASCADE</text:span> <text:span text:style-name="T3">CONSTRAINTS</text:span>;</text:p>
      <text:p text:style-name="P4"/>
      <text:p text:style-name="P3">-- Tabelle: Kartell-Mitarbeiter</text:p>
      <text:p text:style-name="P1"><text:span text:style-name="T1">CREATE</text:span> <text:span text:style-name="T1">TABLE</text:span> <text:span text:style-name="T3">Kartell_Mitarbeiter</text:span> (</text:p>
      <text:p text:style-name="P2">    <text:span text:style-name="T4">MitarbeiterNummer</text:span><text:span text:style-name="T5"> </text:span><text:span text:style-name="T6">VARCHAR2</text:span><text:span text:style-name="T5">(</text:span><text:span text:style-name="T7">10</text:span><text:span text:style-name="T5">) </text:span><text:span text:style-name="T4">PRIMARY</text:span><text:span text:style-name="T5"> </text:span><text:span text:style-name="T2">KEY</text:span><text:span text:style-name="T5">,</text:span></text:p>
      <text:p text:style-name="P2">    <text:span text:style-name="T2">Name</text:span><text:span text:style-name="T5"> </text:span><text:span text:style-name="T6">VARCHAR2</text:span><text:span text:style-name="T5">(</text:span><text:span text:style-name="T7">50</text:span><text:span text:style-name="T5">) </text:span><text:span text:style-name="T2">NOT</text:span><text:span text:style-name="T5"> </text:span><text:span text:style-name="T2">NULL</text:span><text:span text:style-name="T5">,  </text:span><text:span text:style-name="T11">-- Erhöht, um längere Namen zu ermöglichen</text:span></text:p>
      <text:p text:style-name="P2">    <text:span text:style-name="T2">Status</text:span><text:span text:style-name="T5"> </text:span><text:span text:style-name="T6">VARCHAR2</text:span><text:span text:style-name="T5">(</text:span><text:span text:style-name="T7">20</text:span><text:span text:style-name="T5">) </text:span><text:span text:style-name="T2">CHECK</text:span><text:span text:style-name="T5"> (</text:span><text:span text:style-name="T2">Status</text:span><text:span text:style-name="T5"> </text:span><text:span text:style-name="T8">IN</text:span><text:span text:style-name="T5"> (</text:span><text:span text:style-name="T9">'verfügbar'</text:span><text:span text:style-name="T5">, </text:span><text:span text:style-name="T9">'beschäftigt'</text:span><text:span text:style-name="T5">, </text:span><text:span text:style-name="T9">'auf Regierungsliste'</text:span><text:span text:style-name="T5">, </text:span><text:span text:style-name="T9">'in Verwahrung'</text:span><text:span text:style-name="T5">)) </text:span><text:span text:style-name="T2">NOT</text:span><text:span text:style-name="T5"> </text:span><text:span text:style-name="T2">NULL</text:span><text:span text:style-name="T5">,</text:span></text:p>
      <text:p text:style-name="P2">    <text:span text:style-name="T4">Gehalt</text:span><text:span text:style-name="T5"> </text:span><text:span text:style-name="T6">NUMBER</text:span><text:span text:style-name="T5">(</text:span><text:span text:style-name="T7">8</text:span><text:span text:style-name="T5">,</text:span><text:span text:style-name="T7">2</text:span><text:span text:style-name="T5">),  </text:span><text:span text:style-name="T11">-- Erhöht für größere Gehälter</text:span></text:p>
      <text:p text:style-name="P2">    <text:span text:style-name="T4">Eintrittsdatum</text:span><text:span text:style-name="T5"> </text:span><text:span text:style-name="T6">DATE</text:span><text:span text:style-name="T5"> </text:span><text:span text:style-name="T2">NOT</text:span><text:span text:style-name="T5"> </text:span><text:span text:style-name="T2">NULL</text:span><text:span text:style-name="T5">,</text:span></text:p>
      <text:p text:style-name="P2">    <text:span text:style-name="T4">Telefonnummer</text:span><text:span text:style-name="T5"> </text:span><text:span text:style-name="T6">VARCHAR2</text:span><text:span text:style-name="T5">(</text:span><text:span text:style-name="T7">15</text:span><text:span text:style-name="T5">),  </text:span><text:span text:style-name="T11">-- Erhöht für internationale Nummern</text:span></text:p>
      <text:p text:style-name="P2">    <text:span text:style-name="T4">Adresse</text:span><text:span text:style-name="T5"> </text:span><text:span text:style-name="T6">VARCHAR2</text:span><text:span text:style-name="T5">(</text:span><text:span text:style-name="T7">100</text:span><text:span text:style-name="T5">) </text:span><text:span text:style-name="T2">NOT</text:span><text:span text:style-name="T5"> </text:span><text:span text:style-name="T2">NULL</text:span><text:span text:style-name="T5">  </text:span><text:span text:style-name="T11">-- Erhöht für längere Adressen</text:span></text:p>
      <text:p text:style-name="P1">);</text:p>
      <text:p text:style-name="P4"/>
      <text:p text:style-name="P3">-- Tabelle: Chemiker (Spezialisierung von Kartell-Mitarbeiter)</text:p>
      <text:p text:style-name="P1"><text:span text:style-name="T1">CREATE</text:span> <text:span text:style-name="T1">TABLE</text:span> <text:span text:style-name="T3">Chemiker</text:span> (</text:p>
      <text:p text:style-name="P2">    <text:span text:style-name="T4">ChemikerNummer</text:span><text:span text:style-name="T5"> </text:span><text:span text:style-name="T6">VARCHAR2</text:span><text:span text:style-name="T5">(</text:span><text:span text:style-name="T7">6</text:span><text:span text:style-name="T5">) </text:span><text:span text:style-name="T4">PRIMARY</text:span><text:span text:style-name="T5"> </text:span><text:span text:style-name="T2">KEY</text:span><text:span text:style-name="T5">,</text:span></text:p>
      <text:p text:style-name="P2">    <text:span text:style-name="T4">MitarbeiterNummer</text:span><text:span text:style-name="T5"> </text:span><text:span text:style-name="T6">VARCHAR2</text:span><text:span text:style-name="T5">(</text:span><text:span text:style-name="T7">10</text:span><text:span text:style-name="T5">) </text:span><text:span text:style-name="T2">NOT</text:span><text:span text:style-name="T5"> </text:span><text:span text:style-name="T2">NULL</text:span><text:span text:style-name="T5">,</text:span></text:p>
      <text:p text:style-name="P2">    <text:span text:style-name="T4">Bildungsgrad</text:span><text:span text:style-name="T5"> </text:span><text:span text:style-name="T6">VARCHAR2</text:span><text:span text:style-name="T5">(</text:span><text:span text:style-name="T7">20</text:span><text:span text:style-name="T5">) </text:span><text:span text:style-name="T2">CHECK</text:span><text:span text:style-name="T5"> (</text:span><text:span text:style-name="T4">Bildungsgrad</text:span><text:span text:style-name="T5"> </text:span><text:span text:style-name="T8">IN</text:span><text:span text:style-name="T5"> (</text:span><text:span text:style-name="T9">'ohne'</text:span><text:span text:style-name="T5">, </text:span><text:span text:style-name="T9">'Diplom'</text:span><text:span text:style-name="T5">, </text:span><text:span text:style-name="T9">'Doktor'</text:span><text:span text:style-name="T5">, </text:span><text:span text:style-name="T9">'Professor'</text:span><text:span text:style-name="T5">, </text:span><text:span text:style-name="T9">'Andere'</text:span><text:span text:style-name="T5">)) </text:span><text:span text:style-name="T2">NOT</text:span><text:span text:style-name="T5"> </text:span><text:span text:style-name="T2">NULL</text:span><text:span text:style-name="T5">,</text:span></text:p>
      <text:p text:style-name="P2">    <text:span text:style-name="T4">Unfallrate</text:span><text:span text:style-name="T5"> </text:span><text:span text:style-name="T6">NUMBER</text:span><text:span text:style-name="T5">(</text:span><text:span text:style-name="T7">3</text:span><text:span text:style-name="T5">,</text:span><text:span text:style-name="T7">0</text:span><text:span text:style-name="T5">) </text:span><text:span text:style-name="T2">CHECK</text:span><text:span text:style-name="T5"> (</text:span><text:span text:style-name="T4">Unfallrate</text:span><text:span text:style-name="T5"> </text:span><text:span text:style-name="T2">BETWEEN</text:span><text:span text:style-name="T5"> </text:span><text:span text:style-name="T7">0</text:span><text:span text:style-name="T5"> </text:span><text:span text:style-name="T2">AND</text:span><text:span text:style-name="T5"> </text:span><text:span text:style-name="T7">100</text:span><text:span text:style-name="T5">),</text:span></text:p>
      <text:p text:style-name="P2">    <text:span text:style-name="T4">notwendigeAssistenten</text:span><text:span text:style-name="T5"> </text:span><text:span text:style-name="T6">NUMBER</text:span><text:span text:style-name="T5">(</text:span><text:span text:style-name="T7">2</text:span><text:span text:style-name="T5">,</text:span><text:span text:style-name="T7">0</text:span><text:span text:style-name="T5">) </text:span><text:span text:style-name="T2">CHECK</text:span><text:span text:style-name="T5"> (</text:span><text:span text:style-name="T4">notwendigeAssistenten</text:span><text:span text:style-name="T5"> </text:span><text:span text:style-name="T2">BETWEEN</text:span><text:span text:style-name="T5"> </text:span><text:span text:style-name="T7">0</text:span><text:span text:style-name="T5"> </text:span><text:span text:style-name="T2">AND</text:span><text:span text:style-name="T5"> </text:span><text:span text:style-name="T7">99</text:span><text:span text:style-name="T5">),</text:span></text:p>
      <text:p text:style-name="P2">    <text:span text:style-name="T2">CONSTRAINT</text:span><text:span text:style-name="T5"> </text:span><text:span text:style-name="T4">fk_Chemiker_Mitarbeiter</text:span><text:span text:style-name="T5"> </text:span><text:span text:style-name="T4">FOREIGN</text:span><text:span text:style-name="T5"> </text:span><text:span text:style-name="T2">KEY</text:span><text:span text:style-name="T5"> (</text:span><text:span text:style-name="T4">MitarbeiterNummer</text:span><text:span text:style-name="T5">) </text:span><text:span text:style-name="T2">REFERENCES</text:span><text:span text:style-name="T5"> </text:span><text:span text:style-name="T4">Kartell_Mitarbeiter</text:span><text:span text:style-name="T5">(</text:span><text:span text:style-name="T4">MitarbeiterNummer</text:span><text:span text:style-name="T5">)</text:span></text:p>
      <text:p text:style-name="P1">);</text:p>
      <text:p text:style-name="P4"/>
      <text:p text:style-name="P3">-- Tabelle: Schmuggler (Spezialisierung von Kartell-Mitarbeiter)</text:p>
      <text:p text:style-name="P1"><text:span text:style-name="T1">CREATE</text:span> <text:span text:style-name="T1">TABLE</text:span> <text:span text:style-name="T3">Schmuggler</text:span> (</text:p>
      <text:p text:style-name="P2">    <text:span text:style-name="T4">SchmugglerNummer</text:span><text:span text:style-name="T5"> </text:span><text:span text:style-name="T6">VARCHAR2</text:span><text:span text:style-name="T5">(</text:span><text:span text:style-name="T7">6</text:span><text:span text:style-name="T5">) </text:span><text:span text:style-name="T4">PRIMARY</text:span><text:span text:style-name="T5"> </text:span><text:span text:style-name="T2">KEY</text:span><text:span text:style-name="T5">,</text:span></text:p>
      <text:p text:style-name="P2">    <text:span text:style-name="T4">MitarbeiterNummer</text:span><text:span text:style-name="T5"> </text:span><text:span text:style-name="T6">VARCHAR2</text:span><text:span text:style-name="T5">(</text:span><text:span text:style-name="T7">10</text:span><text:span text:style-name="T5">) </text:span><text:span text:style-name="T2">NOT</text:span><text:span text:style-name="T5"> </text:span><text:span text:style-name="T2">NULL</text:span><text:span text:style-name="T5">,</text:span></text:p>
      <text:p text:style-name="P2">    <text:span text:style-name="T4">Route</text:span><text:span text:style-name="T5"> </text:span><text:span text:style-name="T6">VARCHAR2</text:span><text:span text:style-name="T5">(</text:span><text:span text:style-name="T7">255</text:span><text:span text:style-name="T5">),</text:span></text:p>
      <text:p text:style-name="P2">    <text:span text:style-name="T4">Risikobereitschaft</text:span><text:span text:style-name="T5"> </text:span><text:span text:style-name="T6">NUMBER</text:span><text:span text:style-name="T5">(</text:span><text:span text:style-name="T7">3</text:span><text:span text:style-name="T5">,</text:span><text:span text:style-name="T7">0</text:span><text:span text:style-name="T5">) </text:span><text:span text:style-name="T2">CHECK</text:span><text:span text:style-name="T5"> (</text:span><text:span text:style-name="T4">Risikobereitschaft</text:span><text:span text:style-name="T5"> </text:span><text:span text:style-name="T2">BETWEEN</text:span><text:span text:style-name="T5"> </text:span><text:span text:style-name="T7">0</text:span><text:span text:style-name="T5"> </text:span><text:span text:style-name="T2">AND</text:span><text:span text:style-name="T5"> </text:span><text:span text:style-name="T7">100</text:span><text:span text:style-name="T5">),</text:span></text:p>
      <text:p text:style-name="P2">    <text:span text:style-name="T4">Verschwiegenheit</text:span><text:span text:style-name="T5"> </text:span><text:span text:style-name="T6">VARCHAR2</text:span><text:span text:style-name="T5">(</text:span><text:span text:style-name="T7">20</text:span><text:span text:style-name="T5">) </text:span><text:span text:style-name="T2">CHECK</text:span><text:span text:style-name="T5"> (</text:span><text:span text:style-name="T4">Verschwiegenheit</text:span><text:span text:style-name="T5"> </text:span><text:span text:style-name="T8">IN</text:span><text:span text:style-name="T5"> (</text:span><text:span text:style-name="T9">'Plaudertasche'</text:span><text:span text:style-name="T5">, </text:span><text:soft-page-break/><text:span text:style-name="T9">'bestechlich'</text:span><text:span text:style-name="T5">, </text:span><text:span text:style-name="T9">'naiver Prahler'</text:span><text:span text:style-name="T5">, </text:span><text:span text:style-name="T9">'verschwiegen'</text:span><text:span text:style-name="T5">, </text:span><text:span text:style-name="T9">'Informationssafe'</text:span><text:span text:style-name="T5">)),</text:span></text:p>
      <text:p text:style-name="P2">    <text:span text:style-name="T2">CONSTRAINT</text:span><text:span text:style-name="T5"> </text:span><text:span text:style-name="T4">fk_Schmuggler_Mitarbeiter</text:span><text:span text:style-name="T5"> </text:span><text:span text:style-name="T4">FOREIGN</text:span><text:span text:style-name="T5"> </text:span><text:span text:style-name="T2">KEY</text:span><text:span text:style-name="T5"> (</text:span><text:span text:style-name="T4">MitarbeiterNummer</text:span><text:span text:style-name="T5">) </text:span><text:span text:style-name="T2">REFERENCES</text:span><text:span text:style-name="T5"> </text:span><text:span text:style-name="T4">Kartell_Mitarbeiter</text:span><text:span text:style-name="T5">(</text:span><text:span text:style-name="T4">MitarbeiterNummer</text:span><text:span text:style-name="T5">)</text:span></text:p>
      <text:p text:style-name="P1">);</text:p>
      <text:p text:style-name="P4"/>
      <text:p text:style-name="P3">-- Tabelle: Vertriebler (Spezialisierung von Kartell-Mitarbeiter)</text:p>
      <text:p text:style-name="P1"><text:span text:style-name="T1">CREATE</text:span> <text:span text:style-name="T1">TABLE</text:span> <text:span text:style-name="T3">Vertriebler</text:span> (</text:p>
      <text:p text:style-name="P2">    <text:span text:style-name="T4">VertrieblerNummer</text:span><text:span text:style-name="T5"> </text:span><text:span text:style-name="T6">VARCHAR2</text:span><text:span text:style-name="T5">(</text:span><text:span text:style-name="T7">6</text:span><text:span text:style-name="T5">) </text:span><text:span text:style-name="T4">PRIMARY</text:span><text:span text:style-name="T5"> </text:span><text:span text:style-name="T2">KEY</text:span><text:span text:style-name="T5">,</text:span></text:p>
      <text:p text:style-name="P2">    <text:span text:style-name="T4">MitarbeiterNummer</text:span><text:span text:style-name="T5"> </text:span><text:span text:style-name="T6">VARCHAR2</text:span><text:span text:style-name="T5">(</text:span><text:span text:style-name="T7">10</text:span><text:span text:style-name="T5">) </text:span><text:span text:style-name="T2">NOT</text:span><text:span text:style-name="T5"> </text:span><text:span text:style-name="T2">NULL</text:span><text:span text:style-name="T5">,</text:span></text:p>
      <text:p text:style-name="P2">    <text:span text:style-name="T4">Charismalevel</text:span><text:span text:style-name="T5"> </text:span><text:span text:style-name="T6">NUMBER</text:span><text:span text:style-name="T5">(</text:span><text:span text:style-name="T7">1</text:span><text:span text:style-name="T5">,</text:span><text:span text:style-name="T7">0</text:span><text:span text:style-name="T5">) </text:span><text:span text:style-name="T2">CHECK</text:span><text:span text:style-name="T5"> (</text:span><text:span text:style-name="T4">Charismalevel</text:span><text:span text:style-name="T5"> </text:span><text:span text:style-name="T2">BETWEEN</text:span><text:span text:style-name="T5"> </text:span><text:span text:style-name="T7">0</text:span><text:span text:style-name="T5"> </text:span><text:span text:style-name="T2">AND</text:span><text:span text:style-name="T5"> </text:span><text:span text:style-name="T7">9</text:span><text:span text:style-name="T5">),</text:span></text:p>
      <text:p text:style-name="P2">    <text:span text:style-name="T4">Quote</text:span><text:span text:style-name="T5"> </text:span><text:span text:style-name="T6">NUMBER</text:span><text:span text:style-name="T5">(</text:span><text:span text:style-name="T7">5</text:span><text:span text:style-name="T5">,</text:span><text:span text:style-name="T7">0</text:span><text:span text:style-name="T5">),</text:span></text:p>
      <text:p text:style-name="P2">    <text:span text:style-name="T4">verpassteQuoten</text:span><text:span text:style-name="T5"> </text:span><text:span text:style-name="T6">NUMBER</text:span><text:span text:style-name="T5">(</text:span><text:span text:style-name="T7">2</text:span><text:span text:style-name="T5">,</text:span><text:span text:style-name="T7">0</text:span><text:span text:style-name="T5">) </text:span><text:span text:style-name="T2">CHECK</text:span><text:span text:style-name="T5"> (</text:span><text:span text:style-name="T4">verpassteQuoten</text:span><text:span text:style-name="T5"> </text:span><text:span text:style-name="T2">BETWEEN</text:span><text:span text:style-name="T5"> </text:span><text:span text:style-name="T7">0</text:span><text:span text:style-name="T5"> </text:span><text:span text:style-name="T2">AND</text:span><text:span text:style-name="T5"> </text:span><text:span text:style-name="T7">99</text:span><text:span text:style-name="T5">),</text:span></text:p>
      <text:p text:style-name="P2">    <text:span text:style-name="T2">CONSTRAINT</text:span><text:span text:style-name="T5"> </text:span><text:span text:style-name="T4">fk_Vertriebler_Mitarbeiter</text:span><text:span text:style-name="T5"> </text:span><text:span text:style-name="T4">FOREIGN</text:span><text:span text:style-name="T5"> </text:span><text:span text:style-name="T2">KEY</text:span><text:span text:style-name="T5"> (</text:span><text:span text:style-name="T4">MitarbeiterNummer</text:span><text:span text:style-name="T5">) </text:span><text:span text:style-name="T2">REFERENCES</text:span><text:span text:style-name="T5"> </text:span><text:span text:style-name="T4">Kartell_Mitarbeiter</text:span><text:span text:style-name="T5">(</text:span><text:span text:style-name="T4">MitarbeiterNummer</text:span><text:span text:style-name="T5">)</text:span></text:p>
      <text:p text:style-name="P1">);</text:p>
      <text:p text:style-name="P4"/>
      <text:p text:style-name="P3">-- Tabelle: Kartell-Kunde</text:p>
      <text:p text:style-name="P1"><text:span text:style-name="T1">CREATE</text:span> <text:span text:style-name="T1">TABLE</text:span> <text:span text:style-name="T3">Kartell_Kunde</text:span> (</text:p>
      <text:p text:style-name="P2">    <text:span text:style-name="T2">Alias</text:span><text:span text:style-name="T5"> </text:span><text:span text:style-name="T6">VARCHAR2</text:span><text:span text:style-name="T5">(</text:span><text:span text:style-name="T7">20</text:span><text:span text:style-name="T5">) </text:span><text:span text:style-name="T4">PRIMARY</text:span><text:span text:style-name="T5"> </text:span><text:span text:style-name="T2">KEY</text:span><text:span text:style-name="T5">,  </text:span><text:span text:style-name="T11">-- Erhöht für längere Aliase</text:span></text:p>
      <text:p text:style-name="P2">    <text:span text:style-name="T4">Telefonnummer</text:span><text:span text:style-name="T5"> </text:span><text:span text:style-name="T6">VARCHAR2</text:span><text:span text:style-name="T5">(</text:span><text:span text:style-name="T7">15</text:span><text:span text:style-name="T5">) </text:span><text:span text:style-name="T2">NOT</text:span><text:span text:style-name="T5"> </text:span><text:span text:style-name="T2">NULL</text:span><text:span text:style-name="T5">,</text:span></text:p>
      <text:p text:style-name="P2">    <text:span text:style-name="T4">Erstkaufdatum</text:span><text:span text:style-name="T5"> </text:span><text:span text:style-name="T6">DATE</text:span><text:span text:style-name="T5"> </text:span><text:span text:style-name="T2">NOT</text:span><text:span text:style-name="T5"> </text:span><text:span text:style-name="T2">NULL</text:span><text:span text:style-name="T5">,</text:span></text:p>
      <text:p text:style-name="P2">    <text:span text:style-name="T4">Einkaufsverlauf</text:span><text:span text:style-name="T5"> </text:span><text:span text:style-name="T6">VARCHAR2</text:span><text:span text:style-name="T5">(</text:span><text:span text:style-name="T7">255</text:span><text:span text:style-name="T5">)</text:span></text:p>
      <text:p text:style-name="P1">);</text:p>
      <text:p text:style-name="P4"/>
      <text:p text:style-name="P3">-- Tabelle: Lagerart</text:p>
      <text:p text:style-name="P1"><text:span text:style-name="T1">CREATE</text:span> <text:span text:style-name="T1">TABLE</text:span> <text:span text:style-name="T3">Lagerart</text:span> (</text:p>
      <text:p text:style-name="P2">    <text:span text:style-name="T4">LagerTyp</text:span><text:span text:style-name="T5"> </text:span><text:span text:style-name="T6">VARCHAR2</text:span><text:span text:style-name="T5">(</text:span><text:span text:style-name="T7">20</text:span><text:span text:style-name="T5">) </text:span><text:span text:style-name="T4">PRIMARY</text:span><text:span text:style-name="T5"> </text:span><text:span text:style-name="T2">KEY</text:span><text:span text:style-name="T5">,</text:span></text:p>
      <text:p text:style-name="P2">    <text:span text:style-name="T4">MaximaleKapazitaet</text:span><text:span text:style-name="T5"> </text:span><text:span text:style-name="T6">NUMBER</text:span><text:span text:style-name="T5">(</text:span><text:span text:style-name="T7">9</text:span><text:span text:style-name="T5">,</text:span><text:span text:style-name="T7">0</text:span><text:span text:style-name="T5">) </text:span><text:span text:style-name="T2">CHECK</text:span><text:span text:style-name="T5"> (</text:span><text:span text:style-name="T4">MaximaleKapazitaet</text:span><text:span text:style-name="T5"> </text:span><text:span text:style-name="T10">&gt;</text:span><text:span text:style-name="T5"> </text:span><text:span text:style-name="T7">0</text:span><text:span text:style-name="T5">),</text:span></text:p>
      <text:p text:style-name="P2">    <text:span text:style-name="T4">InventarWechselIntervall</text:span><text:span text:style-name="T5"> </text:span><text:span text:style-name="T6">NUMBER</text:span><text:span text:style-name="T5">(</text:span><text:span text:style-name="T7">3</text:span><text:span text:style-name="T5">,</text:span><text:span text:style-name="T7">0</text:span><text:span text:style-name="T5">),</text:span></text:p>
      <text:p text:style-name="P2">    <text:span text:style-name="T4">BesuchsIntervall</text:span><text:span text:style-name="T5"> </text:span><text:span text:style-name="T6">NUMBER</text:span><text:span text:style-name="T5">(</text:span><text:span text:style-name="T7">2</text:span><text:span text:style-name="T5">,</text:span><text:span text:style-name="T7">0</text:span><text:span text:style-name="T5">)</text:span></text:p>
      <text:p text:style-name="P1">);</text:p>
      <text:p text:style-name="P4"/>
      <text:p text:style-name="P3">-- Tabelle: Lager</text:p>
      <text:p text:style-name="P1"><text:span text:style-name="T1">CREATE</text:span> <text:span text:style-name="T1">TABLE</text:span> <text:span text:style-name="T3">Lager_Inventar</text:span> (</text:p>
      <text:p text:style-name="P2">    <text:span text:style-name="T4">LagerNummer</text:span><text:span text:style-name="T5"> </text:span><text:span text:style-name="T6">VARCHAR2</text:span><text:span text:style-name="T5">(</text:span><text:span text:style-name="T7">6</text:span><text:span text:style-name="T5">) </text:span><text:span text:style-name="T4">PRIMARY</text:span><text:span text:style-name="T5"> </text:span><text:span text:style-name="T2">KEY</text:span><text:span text:style-name="T5">,</text:span></text:p>
      <text:p text:style-name="P2">    <text:span text:style-name="T4">Startdatum</text:span><text:span text:style-name="T5"> </text:span><text:span text:style-name="T6">DATE</text:span><text:span text:style-name="T5"> </text:span><text:span text:style-name="T2">NOT</text:span><text:span text:style-name="T5"> </text:span><text:span text:style-name="T2">NULL</text:span><text:span text:style-name="T5">,</text:span></text:p>
      <text:p text:style-name="P2">    <text:span text:style-name="T4">Geheimhaltungsstatus</text:span><text:span text:style-name="T5"> </text:span><text:span text:style-name="T6">VARCHAR2</text:span><text:span text:style-name="T5">(</text:span><text:span text:style-name="T7">20</text:span><text:span text:style-name="T5">) </text:span><text:span text:style-name="T2">CHECK</text:span><text:span text:style-name="T5"> (</text:span><text:span text:style-name="T4">Geheimhaltungsstatus</text:span><text:span text:style-name="T5"> </text:span><text:span text:style-name="T8">IN</text:span><text:span text:style-name="T5"> (</text:span><text:span text:style-name="T9">'unbekannt'</text:span><text:span text:style-name="T5">, </text:span><text:span text:style-name="T9">'vermutet'</text:span><text:span text:style-name="T5">, </text:span><text:span text:style-name="T9">'entdeckt'</text:span><text:span text:style-name="T5">)) </text:span><text:span text:style-name="T2">NOT</text:span><text:span text:style-name="T5"> </text:span><text:span text:style-name="T2">NULL</text:span><text:span text:style-name="T5">,</text:span></text:p>
      <text:p text:style-name="P2">    <text:span text:style-name="T4">Ort</text:span><text:span text:style-name="T5"> </text:span><text:span text:style-name="T6">VARCHAR2</text:span><text:span text:style-name="T5">(</text:span><text:span text:style-name="T7">20</text:span><text:span text:style-name="T5">) </text:span><text:span text:style-name="T2">NOT</text:span><text:span text:style-name="T5"> </text:span><text:span text:style-name="T2">NULL</text:span><text:span text:style-name="T5">,</text:span></text:p>
      <text:p text:style-name="P2">    <text:span text:style-name="T4">Groe</text:span><text:span text:style-name="T5">ße </text:span><text:span text:style-name="T6">NUMBER</text:span><text:span text:style-name="T5">(</text:span><text:span text:style-name="T7">4</text:span><text:span text:style-name="T5">,</text:span><text:span text:style-name="T7">0</text:span><text:span text:style-name="T5">),</text:span></text:p>
      <text:p text:style-name="P2">    <text:span text:style-name="T4">Einlagerungsdatum</text:span><text:span text:style-name="T5"> </text:span><text:span text:style-name="T6">DATE</text:span><text:span text:style-name="T5"> </text:span><text:span text:style-name="T2">NOT</text:span><text:span text:style-name="T5"> </text:span><text:span text:style-name="T2">NULL</text:span><text:span text:style-name="T5">,</text:span></text:p>
      <text:p text:style-name="P2">    <text:span text:style-name="T4">LagerTyp</text:span><text:span text:style-name="T5"> </text:span><text:span text:style-name="T6">VARCHAR2</text:span><text:span text:style-name="T5">(</text:span><text:span text:style-name="T7">20</text:span><text:span text:style-name="T5">),</text:span></text:p>
      <text:p text:style-name="P2">    <text:span text:style-name="T2">CONSTRAINT</text:span><text:span text:style-name="T5"> </text:span><text:span text:style-name="T4">fk_Inventar_Lager</text:span><text:span text:style-name="T5"> </text:span><text:span text:style-name="T4">FOREIGN</text:span><text:span text:style-name="T5"> </text:span><text:span text:style-name="T2">KEY</text:span><text:span text:style-name="T5"> (</text:span><text:span text:style-name="T4">LagerTyp</text:span><text:span text:style-name="T5">) </text:span><text:span text:style-name="T2">REFERENCES</text:span><text:span text:style-name="T5"> </text:span><text:span text:style-name="T4">Lagerart</text:span><text:span text:style-name="T5">(</text:span><text:span text:style-name="T4">LagerTyp</text:span><text:span text:style-name="T5">)</text:span></text:p>
      <text:p text:style-name="P1">);</text:p>
      <text:p text:style-name="P4"/>
      <text:p text:style-name="P3">-- Tabelle: Drogenart</text:p>
      <text:p text:style-name="P1"><text:span text:style-name="T1">CREATE</text:span> <text:span text:style-name="T1">TABLE</text:span> <text:span text:style-name="T3">Drogenart</text:span> (</text:p>
      <text:p text:style-name="P2">    <text:span text:style-name="T4">Bezeichnung</text:span><text:span text:style-name="T5"> </text:span><text:span text:style-name="T6">VARCHAR2</text:span><text:span text:style-name="T5">(</text:span><text:span text:style-name="T7">20</text:span><text:span text:style-name="T5">) </text:span><text:span text:style-name="T4">PRIMARY</text:span><text:span text:style-name="T5"> </text:span><text:span text:style-name="T2">KEY</text:span><text:span text:style-name="T5">,</text:span></text:p>
      <text:p text:style-name="P2">    <text:span text:style-name="T4">Aggregatsart</text:span><text:span text:style-name="T5"> </text:span><text:span text:style-name="T6">VARCHAR2</text:span><text:span text:style-name="T5">(</text:span><text:span text:style-name="T7">20</text:span><text:span text:style-name="T5">) </text:span><text:span text:style-name="T2">CHECK</text:span><text:span text:style-name="T5"> (</text:span><text:span text:style-name="T4">Aggregatsart</text:span><text:span text:style-name="T5"> </text:span><text:span text:style-name="T8">IN</text:span><text:span text:style-name="T5"> (</text:span><text:span text:style-name="T9">'Flüssigkeit'</text:span><text:span text:style-name="T5">, </text:span><text:span text:style-name="T9">'Pille'</text:span><text:span text:style-name="T5">, </text:span><text:span text:style-name="T9">'Pulver'</text:span><text:span text:style-name="T5">, </text:span><text:span text:style-name="T9">'Aerosol'</text:span><text:span text:style-name="T5">, </text:span><text:span text:style-name="T9">'Kristall'</text:span><text:span text:style-name="T5">, </text:span><text:span text:style-name="T9">'Feststoff'</text:span><text:span text:style-name="T5">)),</text:span></text:p>
      <text:p text:style-name="P2">    <text:span text:style-name="T4">Zutaten</text:span><text:span text:style-name="T5"> </text:span><text:span text:style-name="T6">VARCHAR2</text:span><text:span text:style-name="T5">(</text:span><text:span text:style-name="T7">255</text:span><text:span text:style-name="T5">),</text:span></text:p>
      <text:p text:style-name="P2"><text:soft-page-break/>    <text:span text:style-name="T4">Kochzeit</text:span><text:span text:style-name="T5"> </text:span><text:span text:style-name="T6">NUMBER</text:span><text:span text:style-name="T5">(</text:span><text:span text:style-name="T7">4</text:span><text:span text:style-name="T5">,</text:span><text:span text:style-name="T7">0</text:span><text:span text:style-name="T5">),</text:span></text:p>
      <text:p text:style-name="P2">    <text:span text:style-name="T4">Abhaengigkeitsfaktor</text:span><text:span text:style-name="T5"> </text:span><text:span text:style-name="T6">NUMBER</text:span><text:span text:style-name="T5">(</text:span><text:span text:style-name="T7">3</text:span><text:span text:style-name="T5">,</text:span><text:span text:style-name="T7">0</text:span><text:span text:style-name="T5">) </text:span><text:span text:style-name="T2">CHECK</text:span><text:span text:style-name="T5"> (</text:span><text:span text:style-name="T4">Abhaengigkeitsfaktor</text:span><text:span text:style-name="T5"> </text:span><text:span text:style-name="T2">BETWEEN</text:span><text:span text:style-name="T5"> </text:span><text:span text:style-name="T7">0</text:span><text:span text:style-name="T5"> </text:span><text:span text:style-name="T2">AND</text:span><text:span text:style-name="T5"> </text:span><text:span text:style-name="T7">100</text:span><text:span text:style-name="T5">),</text:span></text:p>
      <text:p text:style-name="P2">    <text:span text:style-name="T4">KochGefahrenlevel</text:span><text:span text:style-name="T5"> </text:span><text:span text:style-name="T6">NUMBER</text:span><text:span text:style-name="T5">(</text:span><text:span text:style-name="T7">2</text:span><text:span text:style-name="T5">,</text:span><text:span text:style-name="T7">0</text:span><text:span text:style-name="T5">) </text:span><text:span text:style-name="T2">CHECK</text:span><text:span text:style-name="T5"> (</text:span><text:span text:style-name="T4">KochGefahrenlevel</text:span><text:span text:style-name="T5"> </text:span><text:span text:style-name="T2">BETWEEN</text:span><text:span text:style-name="T5"> </text:span><text:span text:style-name="T7">0</text:span><text:span text:style-name="T5"> </text:span><text:span text:style-name="T2">AND</text:span><text:span text:style-name="T5"> </text:span><text:span text:style-name="T7">10</text:span><text:span text:style-name="T5">)</text:span></text:p>
      <text:p text:style-name="P1">);</text:p>
      <text:p text:style-name="P4"/>
      <text:p text:style-name="P3">-- Tabelle: Produkt</text:p>
      <text:p text:style-name="P1"><text:span text:style-name="T1">CREATE</text:span> <text:span text:style-name="T1">TABLE</text:span> <text:span text:style-name="T3">Produkt</text:span> (</text:p>
      <text:p text:style-name="P2">    <text:span text:style-name="T4">ProduktNummer</text:span><text:span text:style-name="T5"> </text:span><text:span text:style-name="T6">VARCHAR2</text:span><text:span text:style-name="T5">(</text:span><text:span text:style-name="T7">6</text:span><text:span text:style-name="T5">) </text:span><text:span text:style-name="T4">PRIMARY</text:span><text:span text:style-name="T5"> </text:span><text:span text:style-name="T2">KEY</text:span><text:span text:style-name="T5">,</text:span></text:p>
      <text:p text:style-name="P2">    <text:span text:style-name="T4">Preis</text:span><text:span text:style-name="T5"> </text:span><text:span text:style-name="T6">NUMBER</text:span><text:span text:style-name="T5">(</text:span><text:span text:style-name="T7">8</text:span><text:span text:style-name="T5">,</text:span><text:span text:style-name="T7">2</text:span><text:span text:style-name="T5">),  </text:span><text:span text:style-name="T11">-- Erhöht für größere Preisspannen</text:span></text:p>
      <text:p text:style-name="P2">    <text:span text:style-name="T4">Herstellungsdatum</text:span><text:span text:style-name="T5"> </text:span><text:span text:style-name="T6">DATE</text:span><text:span text:style-name="T5"> </text:span><text:span text:style-name="T2">NOT</text:span><text:span text:style-name="T5"> </text:span><text:span text:style-name="T2">NULL</text:span><text:span text:style-name="T5">,</text:span></text:p>
      <text:p text:style-name="P2">    <text:span text:style-name="T4">Streckungsgrad</text:span><text:span text:style-name="T5"> </text:span><text:span text:style-name="T6">NUMBER</text:span><text:span text:style-name="T5">(</text:span><text:span text:style-name="T7">3</text:span><text:span text:style-name="T5">,</text:span><text:span text:style-name="T7">0</text:span><text:span text:style-name="T5">),</text:span></text:p>
      <text:p text:style-name="P2">    <text:span text:style-name="T4">Gefahrenpotenzial</text:span><text:span text:style-name="T5"> </text:span><text:span text:style-name="T6">NUMBER</text:span><text:span text:style-name="T5">(</text:span><text:span text:style-name="T7">3</text:span><text:span text:style-name="T5">,</text:span><text:span text:style-name="T7">0</text:span><text:span text:style-name="T5">) </text:span><text:span text:style-name="T2">CHECK</text:span><text:span text:style-name="T5"> (</text:span><text:span text:style-name="T4">Gefahrenpotenzial</text:span><text:span text:style-name="T5"> </text:span><text:span text:style-name="T2">BETWEEN</text:span><text:span text:style-name="T5"> </text:span><text:span text:style-name="T7">0</text:span><text:span text:style-name="T5"> </text:span><text:span text:style-name="T2">AND</text:span><text:span text:style-name="T5"> </text:span><text:span text:style-name="T7">100</text:span><text:span text:style-name="T5">),</text:span></text:p>
      <text:p text:style-name="P2">    <text:span text:style-name="T4">Chemiker</text:span><text:span text:style-name="T5"> </text:span><text:span text:style-name="T6">VARCHAR2</text:span><text:span text:style-name="T5">(</text:span><text:span text:style-name="T7">6</text:span><text:span text:style-name="T5">),</text:span></text:p>
      <text:p text:style-name="P2">    <text:span text:style-name="T4">Bezeichner</text:span><text:span text:style-name="T5"> </text:span><text:span text:style-name="T6">VARCHAR2</text:span><text:span text:style-name="T5">(</text:span><text:span text:style-name="T7">20</text:span><text:span text:style-name="T5">),</text:span></text:p>
      <text:p text:style-name="P2">    <text:span text:style-name="T2">CONSTRAINT</text:span><text:span text:style-name="T5"> </text:span><text:span text:style-name="T4">fk_Produkt_Bezeichnung</text:span><text:span text:style-name="T5"> </text:span><text:span text:style-name="T4">FOREIGN</text:span><text:span text:style-name="T5"> </text:span><text:span text:style-name="T2">KEY</text:span><text:span text:style-name="T5"> (</text:span><text:span text:style-name="T4">Bezeichner</text:span><text:span text:style-name="T5">) </text:span><text:span text:style-name="T2">REFERENCES</text:span><text:span text:style-name="T5"> </text:span><text:span text:style-name="T4">Drogenart</text:span><text:span text:style-name="T5">(</text:span><text:span text:style-name="T4">Bezeichnung</text:span><text:span text:style-name="T5">),</text:span></text:p>
      <text:p text:style-name="P2">    <text:span text:style-name="T2">CONSTRAINT</text:span><text:span text:style-name="T5"> </text:span><text:span text:style-name="T4">fk_Produkt_ChemikerNummer</text:span><text:span text:style-name="T5"> </text:span><text:span text:style-name="T4">FOREIGN</text:span><text:span text:style-name="T5"> </text:span><text:span text:style-name="T2">KEY</text:span><text:span text:style-name="T5"> (</text:span><text:span text:style-name="T4">Chemiker</text:span><text:span text:style-name="T5">) </text:span><text:span text:style-name="T2">REFERENCES</text:span><text:span text:style-name="T5"> </text:span><text:span text:style-name="T4">Chemiker</text:span><text:span text:style-name="T5">(</text:span><text:span text:style-name="T4">ChemikerNummer</text:span><text:span text:style-name="T5">)</text:span></text:p>
      <text:p text:style-name="P1">);</text:p>
      <text:p text:style-name="P4"/>
      <text:p text:style-name="P3">-- Tabelle: Labor</text:p>
      <text:p text:style-name="P1"><text:span text:style-name="T1">CREATE</text:span> <text:span text:style-name="T1">TABLE</text:span> <text:span text:style-name="T3">Labor</text:span> (</text:p>
      <text:p text:style-name="P2">    <text:span text:style-name="T4">LaborNummer</text:span><text:span text:style-name="T5"> </text:span><text:span text:style-name="T6">VARCHAR2</text:span><text:span text:style-name="T5">(</text:span><text:span text:style-name="T7">6</text:span><text:span text:style-name="T5">) </text:span><text:span text:style-name="T4">PRIMARY</text:span><text:span text:style-name="T5"> </text:span><text:span text:style-name="T2">KEY</text:span><text:span text:style-name="T5">,</text:span></text:p>
      <text:p text:style-name="P2">    <text:span text:style-name="T4">Standort</text:span><text:span text:style-name="T5"> </text:span><text:span text:style-name="T6">VARCHAR2</text:span><text:span text:style-name="T5">(</text:span><text:span text:style-name="T7">50</text:span><text:span text:style-name="T5">) </text:span><text:span text:style-name="T2">NOT</text:span><text:span text:style-name="T5"> </text:span><text:span text:style-name="T2">NULL</text:span><text:span text:style-name="T5">,  </text:span><text:span text:style-name="T11">-- Erhöht für längere Standorte</text:span></text:p>
      <text:p text:style-name="P2">    <text:span text:style-name="T4">Ausstattung</text:span><text:span text:style-name="T5"> </text:span><text:span text:style-name="T6">VARCHAR2</text:span><text:span text:style-name="T5">(</text:span><text:span text:style-name="T7">50</text:span><text:span text:style-name="T5">),</text:span></text:p>
      <text:p text:style-name="P2">    <text:span text:style-name="T4">Kochplaetze</text:span><text:span text:style-name="T5"> </text:span><text:span text:style-name="T6">NUMBER</text:span><text:span text:style-name="T5">(</text:span><text:span text:style-name="T7">2</text:span><text:span text:style-name="T5">,</text:span><text:span text:style-name="T7">0</text:span><text:span text:style-name="T5">) </text:span><text:span text:style-name="T2">CHECK</text:span><text:span text:style-name="T5"> (</text:span><text:span text:style-name="T4">Kochplaetze</text:span><text:span text:style-name="T5"> </text:span><text:span text:style-name="T10">&gt;</text:span><text:span text:style-name="T5"> </text:span><text:span text:style-name="T7">0</text:span><text:span text:style-name="T5">),</text:span></text:p>
      <text:p text:style-name="P2">    <text:span text:style-name="T4">Sicherheitslevel</text:span><text:span text:style-name="T5"> </text:span><text:span text:style-name="T6">NUMBER</text:span><text:span text:style-name="T5">(</text:span><text:span text:style-name="T7">1</text:span><text:span text:style-name="T5">,</text:span><text:span text:style-name="T7">0</text:span><text:span text:style-name="T5">) </text:span><text:span text:style-name="T2">CHECK</text:span><text:span text:style-name="T5"> (</text:span><text:span text:style-name="T4">Sicherheitslevel</text:span><text:span text:style-name="T5"> </text:span><text:span text:style-name="T2">BETWEEN</text:span><text:span text:style-name="T5"> </text:span><text:span text:style-name="T7">0</text:span><text:span text:style-name="T5"> </text:span><text:span text:style-name="T2">AND</text:span><text:span text:style-name="T5"> </text:span><text:span text:style-name="T7">9</text:span><text:span text:style-name="T5">)</text:span></text:p>
      <text:p text:style-name="P1">);</text:p>
      <text:p text:style-name="P4"/>
      <text:p text:style-name="P3">-- Beziehungen einfügen</text:p>
      <text:p text:style-name="P4"/>
      <text:p text:style-name="P3">-- Tabelle: wird-hergestellt (Bezeichnung, LaborNummer)</text:p>
      <text:p text:style-name="P1"><text:span text:style-name="T1">CREATE</text:span> <text:span text:style-name="T1">TABLE</text:span> <text:span text:style-name="T3">Wird_Hergestellt</text:span> (</text:p>
      <text:p text:style-name="P2">    <text:span text:style-name="T4">Bezeichnung</text:span><text:span text:style-name="T5"> </text:span><text:span text:style-name="T6">VARCHAR2</text:span><text:span text:style-name="T5">(</text:span><text:span text:style-name="T7">20</text:span><text:span text:style-name="T5">),</text:span></text:p>
      <text:p text:style-name="P2">    <text:span text:style-name="T4">LaborNummer</text:span><text:span text:style-name="T5"> </text:span><text:span text:style-name="T6">VARCHAR2</text:span><text:span text:style-name="T5">(</text:span><text:span text:style-name="T7">6</text:span><text:span text:style-name="T5">),</text:span></text:p>
      <text:p text:style-name="P2">    <text:span text:style-name="T2">CONSTRAINT</text:span><text:span text:style-name="T5"> </text:span><text:span text:style-name="T4">fk_WirdHergestellt_Drogenart</text:span><text:span text:style-name="T5"> </text:span><text:span text:style-name="T4">FOREIGN</text:span><text:span text:style-name="T5"> </text:span><text:span text:style-name="T2">KEY</text:span><text:span text:style-name="T5"> (</text:span><text:span text:style-name="T4">Bezeichnung</text:span><text:span text:style-name="T5">) </text:span><text:span text:style-name="T2">REFERENCES</text:span><text:span text:style-name="T5"> </text:span><text:span text:style-name="T4">Drogenart</text:span><text:span text:style-name="T5">(</text:span><text:span text:style-name="T4">Bezeichnung</text:span><text:span text:style-name="T5">),</text:span></text:p>
      <text:p text:style-name="P2">    <text:span text:style-name="T2">CONSTRAINT</text:span><text:span text:style-name="T5"> </text:span><text:span text:style-name="T4">fk_WirdHergestellt_Labor</text:span><text:span text:style-name="T5"> </text:span><text:span text:style-name="T4">FOREIGN</text:span><text:span text:style-name="T5"> </text:span><text:span text:style-name="T2">KEY</text:span><text:span text:style-name="T5"> (</text:span><text:span text:style-name="T4">LaborNummer</text:span><text:span text:style-name="T5">) </text:span><text:span text:style-name="T2">REFERENCES</text:span><text:span text:style-name="T5"> </text:span><text:span text:style-name="T4">Labor</text:span><text:span text:style-name="T5">(</text:span><text:span text:style-name="T4">LaborNummer</text:span><text:span text:style-name="T5">),</text:span></text:p>
      <text:p text:style-name="P2">    <text:span text:style-name="T4">PRIMARY</text:span><text:span text:style-name="T5"> </text:span><text:span text:style-name="T2">KEY</text:span><text:span text:style-name="T5"> (</text:span><text:span text:style-name="T4">Bezeichnung</text:span><text:span text:style-name="T5">, </text:span><text:span text:style-name="T4">LaborNummer</text:span><text:span text:style-name="T5">)</text:span></text:p>
      <text:p text:style-name="P1">);</text:p>
      <text:p text:style-name="P4"/>
      <text:p text:style-name="P3">-- Tabelle: kann-herstellen (Bezeichnung, ChemikerNummer)</text:p>
      <text:p text:style-name="P1"><text:span text:style-name="T1">CREATE</text:span> <text:span text:style-name="T1">TABLE</text:span> <text:span text:style-name="T3">Kann_Herstellen</text:span> (</text:p>
      <text:p text:style-name="P2">    <text:span text:style-name="T4">Bezeichnung</text:span><text:span text:style-name="T5"> </text:span><text:span text:style-name="T6">VARCHAR2</text:span><text:span text:style-name="T5">(</text:span><text:span text:style-name="T7">20</text:span><text:span text:style-name="T5">),</text:span></text:p>
      <text:p text:style-name="P2">    <text:span text:style-name="T4">ChemikerNummer</text:span><text:span text:style-name="T5"> </text:span><text:span text:style-name="T6">VARCHAR2</text:span><text:span text:style-name="T5">(</text:span><text:span text:style-name="T7">6</text:span><text:span text:style-name="T5">),</text:span></text:p>
      <text:p text:style-name="P2">    <text:span text:style-name="T2">CONSTRAINT</text:span><text:span text:style-name="T5"> </text:span><text:span text:style-name="T4">fk_KannHerstellen_Drogenart</text:span><text:span text:style-name="T5"> </text:span><text:span text:style-name="T4">FOREIGN</text:span><text:span text:style-name="T5"> </text:span><text:span text:style-name="T2">KEY</text:span><text:span text:style-name="T5"> (</text:span><text:span text:style-name="T4">Bezeichnung</text:span><text:span text:style-name="T5">) </text:span><text:span text:style-name="T2">REFERENCES</text:span><text:span text:style-name="T5"> </text:span><text:span text:style-name="T4">Drogenart</text:span><text:span text:style-name="T5">(</text:span><text:span text:style-name="T4">Bezeichnung</text:span><text:span text:style-name="T5">),</text:span></text:p>
      <text:p text:style-name="P2">    <text:span text:style-name="T2">CONSTRAINT</text:span><text:span text:style-name="T5"> </text:span><text:span text:style-name="T4">fk_KannHerstellen_Chemiker</text:span><text:span text:style-name="T5"> </text:span><text:span text:style-name="T4">FOREIGN</text:span><text:span text:style-name="T5"> </text:span><text:span text:style-name="T2">KEY</text:span><text:span text:style-name="T5"> (</text:span><text:span text:style-name="T4">ChemikerNummer</text:span><text:span text:style-name="T5">) </text:span><text:span text:style-name="T2">REFERENCES</text:span><text:span text:style-name="T5"> </text:span><text:span text:style-name="T4">Chemiker</text:span><text:span text:style-name="T5">(</text:span><text:span text:style-name="T4">ChemikerNummer</text:span><text:span text:style-name="T5">),</text:span></text:p>
      <text:p text:style-name="P2">    <text:span text:style-name="T4">PRIMARY</text:span><text:span text:style-name="T5"> </text:span><text:span text:style-name="T2">KEY</text:span><text:span text:style-name="T5"> (</text:span><text:span text:style-name="T4">Bezeichnung</text:span><text:span text:style-name="T5">, </text:span><text:span text:style-name="T4">ChemikerNummer</text:span><text:span text:style-name="T5">)</text:span></text:p>
      <text:p text:style-name="P1"><text:soft-page-break/>);</text:p>
      <text:p text:style-name="P4"/>
      <text:p text:style-name="P3">-- Tabelle: besitzt (ProduktNummer, LagerNummer)</text:p>
      <text:p text:style-name="P1"><text:span text:style-name="T1">CREATE</text:span> <text:span text:style-name="T1">TABLE</text:span> <text:span text:style-name="T3">Besitzt</text:span> (</text:p>
      <text:p text:style-name="P2">    <text:span text:style-name="T4">ProduktNummer</text:span><text:span text:style-name="T5"> </text:span><text:span text:style-name="T6">VARCHAR2</text:span><text:span text:style-name="T5">(</text:span><text:span text:style-name="T7">6</text:span><text:span text:style-name="T5">),</text:span></text:p>
      <text:p text:style-name="P2">    <text:span text:style-name="T4">LagerNummer</text:span><text:span text:style-name="T5"> </text:span><text:span text:style-name="T6">VARCHAR2</text:span><text:span text:style-name="T5">(</text:span><text:span text:style-name="T7">6</text:span><text:span text:style-name="T5">),</text:span></text:p>
      <text:p text:style-name="P2">    <text:span text:style-name="T2">CONSTRAINT</text:span><text:span text:style-name="T5"> </text:span><text:span text:style-name="T4">fk_Besitzt_Produkt</text:span><text:span text:style-name="T5"> </text:span><text:span text:style-name="T4">FOREIGN</text:span><text:span text:style-name="T5"> </text:span><text:span text:style-name="T2">KEY</text:span><text:span text:style-name="T5"> (</text:span><text:span text:style-name="T4">ProduktNummer</text:span><text:span text:style-name="T5">) </text:span><text:span text:style-name="T2">REFERENCES</text:span><text:span text:style-name="T5"> </text:span><text:span text:style-name="T4">Produkt</text:span><text:span text:style-name="T5">(</text:span><text:span text:style-name="T4">ProduktNummer</text:span><text:span text:style-name="T5">),</text:span></text:p>
      <text:p text:style-name="P2">    <text:span text:style-name="T2">CONSTRAINT</text:span><text:span text:style-name="T5"> </text:span><text:span text:style-name="T4">fk_Besitzt_Lager</text:span><text:span text:style-name="T5"> </text:span><text:span text:style-name="T4">FOREIGN</text:span><text:span text:style-name="T5"> </text:span><text:span text:style-name="T2">KEY</text:span><text:span text:style-name="T5"> (</text:span><text:span text:style-name="T4">LagerNummer</text:span><text:span text:style-name="T5">) </text:span><text:span text:style-name="T2">REFERENCES</text:span><text:span text:style-name="T5"> </text:span><text:span text:style-name="T4">Lager_Inventar</text:span><text:span text:style-name="T5">(</text:span><text:span text:style-name="T4">LagerNummer</text:span><text:span text:style-name="T5">),</text:span></text:p>
      <text:p text:style-name="P2">    <text:span text:style-name="T4">PRIMARY</text:span><text:span text:style-name="T5"> </text:span><text:span text:style-name="T2">KEY</text:span><text:span text:style-name="T5"> (</text:span><text:span text:style-name="T4">ProduktNummer</text:span><text:span text:style-name="T5">, </text:span><text:span text:style-name="T4">LagerNummer</text:span><text:span text:style-name="T5">)</text:span></text:p>
      <text:p text:style-name="P1">);</text:p>
      <text:p text:style-name="P4"/>
      <text:p text:style-name="P3">-- Tabelle: transportiert (SchmugglerNummer, LagerNummer)</text:p>
      <text:p text:style-name="P1"><text:span text:style-name="T1">CREATE</text:span> <text:span text:style-name="T1">TABLE</text:span> <text:span text:style-name="T3">Transportiert</text:span> (</text:p>
      <text:p text:style-name="P2">    <text:span text:style-name="T4">SchmugglerNummer</text:span><text:span text:style-name="T5"> </text:span><text:span text:style-name="T6">VARCHAR2</text:span><text:span text:style-name="T5">(</text:span><text:span text:style-name="T7">6</text:span><text:span text:style-name="T5">),</text:span></text:p>
      <text:p text:style-name="P2">    <text:span text:style-name="T4">LagerNummer</text:span><text:span text:style-name="T5"> </text:span><text:span text:style-name="T6">VARCHAR2</text:span><text:span text:style-name="T5">(</text:span><text:span text:style-name="T7">6</text:span><text:span text:style-name="T5">),</text:span></text:p>
      <text:p text:style-name="P2">    <text:span text:style-name="T2">CONSTRAINT</text:span><text:span text:style-name="T5"> </text:span><text:span text:style-name="T4">fk_Transportiert_Schmuggler</text:span><text:span text:style-name="T5"> </text:span><text:span text:style-name="T4">FOREIGN</text:span><text:span text:style-name="T5"> </text:span><text:span text:style-name="T2">KEY</text:span><text:span text:style-name="T5"> (</text:span><text:span text:style-name="T4">SchmugglerNummer</text:span><text:span text:style-name="T5">) </text:span><text:span text:style-name="T2">REFERENCES</text:span><text:span text:style-name="T5"> </text:span><text:span text:style-name="T4">Schmuggler</text:span><text:span text:style-name="T5">(</text:span><text:span text:style-name="T4">SchmugglerNummer</text:span><text:span text:style-name="T5">),</text:span></text:p>
      <text:p text:style-name="P2">    <text:span text:style-name="T2">CONSTRAINT</text:span><text:span text:style-name="T5"> </text:span><text:span text:style-name="T4">fk_Transportiert_Lager</text:span><text:span text:style-name="T5"> </text:span><text:span text:style-name="T4">FOREIGN</text:span><text:span text:style-name="T5"> </text:span><text:span text:style-name="T2">KEY</text:span><text:span text:style-name="T5"> (</text:span><text:span text:style-name="T4">LagerNummer</text:span><text:span text:style-name="T5">) </text:span><text:span text:style-name="T2">REFERENCES</text:span><text:span text:style-name="T5"> </text:span><text:span text:style-name="T4">Lager_Inventar</text:span><text:span text:style-name="T5">(</text:span><text:span text:style-name="T4">LagerNummer</text:span><text:span text:style-name="T5">),</text:span></text:p>
      <text:p text:style-name="P2">    <text:span text:style-name="T4">PRIMARY</text:span><text:span text:style-name="T5"> </text:span><text:span text:style-name="T2">KEY</text:span><text:span text:style-name="T5"> (</text:span><text:span text:style-name="T4">SchmugglerNummer</text:span><text:span text:style-name="T5">, </text:span><text:span text:style-name="T4">LagerNummer</text:span><text:span text:style-name="T5">)</text:span></text:p>
      <text:p text:style-name="P1">);</text:p>
      <text:p text:style-name="P4"/>
      <text:p text:style-name="P3">-- Tabelle: verkauft (VertrieblerNummer, LagerNummer)</text:p>
      <text:p text:style-name="P1"><text:span text:style-name="T1">CREATE</text:span> <text:span text:style-name="T1">TABLE</text:span> <text:span text:style-name="T3">Verkauft</text:span> (</text:p>
      <text:p text:style-name="P2">    <text:span text:style-name="T4">VertrieblerNummer</text:span><text:span text:style-name="T5"> </text:span><text:span text:style-name="T6">VARCHAR2</text:span><text:span text:style-name="T5">(</text:span><text:span text:style-name="T7">6</text:span><text:span text:style-name="T5">),</text:span></text:p>
      <text:p text:style-name="P2">    <text:span text:style-name="T4">LagerNummer</text:span><text:span text:style-name="T5"> </text:span><text:span text:style-name="T6">VARCHAR2</text:span><text:span text:style-name="T5">(</text:span><text:span text:style-name="T7">6</text:span><text:span text:style-name="T5">),</text:span></text:p>
      <text:p text:style-name="P2">    <text:span text:style-name="T2">CONSTRAINT</text:span><text:span text:style-name="T5"> </text:span><text:span text:style-name="T4">fk_Verkauft_Vertriebler</text:span><text:span text:style-name="T5"> </text:span><text:span text:style-name="T4">FOREIGN</text:span><text:span text:style-name="T5"> </text:span><text:span text:style-name="T2">KEY</text:span><text:span text:style-name="T5"> (</text:span><text:span text:style-name="T4">VertrieblerNummer</text:span><text:span text:style-name="T5">) </text:span><text:span text:style-name="T2">REFERENCES</text:span><text:span text:style-name="T5"> </text:span><text:span text:style-name="T4">Vertriebler</text:span><text:span text:style-name="T5">(</text:span><text:span text:style-name="T4">VertrieblerNummer</text:span><text:span text:style-name="T5">),</text:span></text:p>
      <text:p text:style-name="P2">    <text:span text:style-name="T2">CONSTRAINT</text:span><text:span text:style-name="T5"> </text:span><text:span text:style-name="T4">fk_Verkauft_Lager</text:span><text:span text:style-name="T5"> </text:span><text:span text:style-name="T4">FOREIGN</text:span><text:span text:style-name="T5"> </text:span><text:span text:style-name="T2">KEY</text:span><text:span text:style-name="T5"> (</text:span><text:span text:style-name="T4">LagerNummer</text:span><text:span text:style-name="T5">) </text:span><text:span text:style-name="T2">REFERENCES</text:span><text:span text:style-name="T5"> </text:span><text:span text:style-name="T4">Lager_Inventar</text:span><text:span text:style-name="T5">(</text:span><text:span text:style-name="T4">LagerNummer</text:span><text:span text:style-name="T5">),</text:span></text:p>
      <text:p text:style-name="P2">    <text:span text:style-name="T4">PRIMARY</text:span><text:span text:style-name="T5"> </text:span><text:span text:style-name="T2">KEY</text:span><text:span text:style-name="T5"> (</text:span><text:span text:style-name="T4">VertrieblerNummer</text:span><text:span text:style-name="T5">, </text:span><text:span text:style-name="T4">LagerNummer</text:span><text:span text:style-name="T5">)</text:span></text:p>
      <text:p text:style-name="P1">);</text:p>
      <text:p text:style-name="P4"/>
      <text:p text:style-name="P3">-- Tabelle: wird-verkauft (Alias, Telefonnummer, ProduktNummer)</text:p>
      <text:p text:style-name="P1"><text:span text:style-name="T1">CREATE</text:span> <text:span text:style-name="T1">TABLE</text:span> <text:span text:style-name="T3">Wird_Verkauft</text:span> (</text:p>
      <text:p text:style-name="P2">    <text:span text:style-name="T2">Alias</text:span><text:span text:style-name="T5"> </text:span><text:span text:style-name="T6">VARCHAR2</text:span><text:span text:style-name="T5">(</text:span><text:span text:style-name="T7">20</text:span><text:span text:style-name="T5">),</text:span></text:p>
      <text:p text:style-name="P2">    <text:span text:style-name="T4">Telefonnummer</text:span><text:span text:style-name="T5"> </text:span><text:span text:style-name="T6">VARCHAR2</text:span><text:span text:style-name="T5">(</text:span><text:span text:style-name="T7">15</text:span><text:span text:style-name="T5">),</text:span></text:p>
      <text:p text:style-name="P2">    <text:span text:style-name="T4">ProduktNummer</text:span><text:span text:style-name="T5"> </text:span><text:span text:style-name="T6">VARCHAR2</text:span><text:span text:style-name="T5">(</text:span><text:span text:style-name="T7">6</text:span><text:span text:style-name="T5">),</text:span></text:p>
      <text:p text:style-name="P2">    <text:span text:style-name="T2">CONSTRAINT</text:span><text:span text:style-name="T5"> </text:span><text:span text:style-name="T4">fk_WirdVerkauft_Kunde</text:span><text:span text:style-name="T5"> </text:span><text:span text:style-name="T4">FOREIGN</text:span><text:span text:style-name="T5"> </text:span><text:span text:style-name="T2">KEY</text:span><text:span text:style-name="T5"> (</text:span><text:span text:style-name="T2">Alias</text:span><text:span text:style-name="T5">) </text:span><text:span text:style-name="T2">REFERENCES</text:span><text:span text:style-name="T5"> </text:span><text:span text:style-name="T4">Kartell_Kunde</text:span><text:span text:style-name="T5">(</text:span><text:span text:style-name="T2">Alias</text:span><text:span text:style-name="T5">),</text:span></text:p>
      <text:p text:style-name="P2">    <text:span text:style-name="T2">CONSTRAINT</text:span><text:span text:style-name="T5"> </text:span><text:span text:style-name="T4">fk_WirdVerkauft_Produkt</text:span><text:span text:style-name="T5"> </text:span><text:span text:style-name="T4">FOREIGN</text:span><text:span text:style-name="T5"> </text:span><text:span text:style-name="T2">KEY</text:span><text:span text:style-name="T5"> (</text:span><text:span text:style-name="T4">ProduktNummer</text:span><text:span text:style-name="T5">) </text:span><text:span text:style-name="T2">REFERENCES</text:span><text:span text:style-name="T5"> </text:span><text:span text:style-name="T4">Produkt</text:span><text:span text:style-name="T5">(</text:span><text:span text:style-name="T4">ProduktNummer</text:span><text:span text:style-name="T5">),</text:span></text:p>
      <text:p text:style-name="P2">    <text:span text:style-name="T4">PRIMARY</text:span><text:span text:style-name="T5"> </text:span><text:span text:style-name="T2">KEY</text:span><text:span text:style-name="T5"> (</text:span><text:span text:style-name="T2">Alias</text:span><text:span text:style-name="T5">, </text:span><text:span text:style-name="T4">ProduktNummer</text:span><text:span text:style-name="T5">)</text:span></text:p>
      <text:p text:style-name="P1">);</text:p>
      <text:p text:style-name="P4"/>
      <text:p text:style-name="P3">-- Tabelle: kennt (VertrieblerNummer, LagerTyp)</text:p>
      <text:p text:style-name="P1"><text:span text:style-name="T1">CREATE</text:span> <text:span text:style-name="T1">TABLE</text:span> <text:span text:style-name="T3">Kennt</text:span> (</text:p>
      <text:p text:style-name="P2">    <text:span text:style-name="T4">VertrieblerNummer</text:span><text:span text:style-name="T5"> </text:span><text:span text:style-name="T6">VARCHAR2</text:span><text:span text:style-name="T5">(</text:span><text:span text:style-name="T7">6</text:span><text:span text:style-name="T5">),</text:span></text:p>
      <text:p text:style-name="P2">    <text:span text:style-name="T4">LagerTyp</text:span><text:span text:style-name="T5"> </text:span><text:span text:style-name="T6">VARCHAR2</text:span><text:span text:style-name="T5">(</text:span><text:span text:style-name="T7">20</text:span><text:span text:style-name="T5">),</text:span></text:p>
      <text:p text:style-name="P2"><text:soft-page-break/>    <text:span text:style-name="T2">CONSTRAINT</text:span><text:span text:style-name="T5"> </text:span><text:span text:style-name="T4">fk_Kennt_Vertriebler</text:span><text:span text:style-name="T5"> </text:span><text:span text:style-name="T4">FOREIGN</text:span><text:span text:style-name="T5"> </text:span><text:span text:style-name="T2">KEY</text:span><text:span text:style-name="T5"> (</text:span><text:span text:style-name="T4">VertrieblerNummer</text:span><text:span text:style-name="T5">) </text:span><text:span text:style-name="T2">REFERENCES</text:span><text:span text:style-name="T5"> </text:span><text:span text:style-name="T4">Vertriebler</text:span><text:span text:style-name="T5">(</text:span><text:span text:style-name="T4">VertrieblerNummer</text:span><text:span text:style-name="T5">),</text:span></text:p>
      <text:p text:style-name="P2">    <text:span text:style-name="T2">CONSTRAINT</text:span><text:span text:style-name="T5"> </text:span><text:span text:style-name="T4">fk_Kennt_Lagerart</text:span><text:span text:style-name="T5"> </text:span><text:span text:style-name="T4">FOREIGN</text:span><text:span text:style-name="T5"> </text:span><text:span text:style-name="T2">KEY</text:span><text:span text:style-name="T5"> (</text:span><text:span text:style-name="T4">LagerTyp</text:span><text:span text:style-name="T5">) </text:span><text:span text:style-name="T2">REFERENCES</text:span><text:span text:style-name="T5"> </text:span><text:span text:style-name="T4">Lagerart</text:span><text:span text:style-name="T5">(</text:span><text:span text:style-name="T4">LagerTyp</text:span><text:span text:style-name="T5">),</text:span></text:p>
      <text:p text:style-name="P2">    <text:span text:style-name="T4">PRIMARY</text:span><text:span text:style-name="T5"> </text:span><text:span text:style-name="T2">KEY</text:span><text:span text:style-name="T5"> (</text:span><text:span text:style-name="T4">VertrieblerNummer</text:span><text:span text:style-name="T5">, </text:span><text:span text:style-name="T4">LagerTyp</text:span><text:span text:style-name="T5">)</text:span></text:p>
      <text:p text:style-name="P1">);</text:p>
      <text:p text:style-name="P4"/>
      <text:p text:style-name="P3">-- end</text:p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19S</meta:editing-duration>
    <meta:editing-cycles>9</meta:editing-cycles>
    <meta:generator>OpenOffice/4.1.14$Win32 OpenOffice.org_project/4114m1$Build-9811</meta:generator>
    <dc:date>2025-01-18T18:00:38.43</dc:date>
    <dc:creator>Ben </dc:creator>
    <meta:document-statistic meta:table-count="0" meta:image-count="0" meta:object-count="0" meta:page-count="5" meta:paragraph-count="168" meta:word-count="763" meta:character-count="7870"/>
    <meta:user-defined meta:name="Info 1"/>
    <meta:user-defined meta:name="Info 2"/>
    <meta:user-defined meta:name="Info 3"/>
    <meta:user-defined meta:name="Info 4"/>
  </office:meta>
</office:document-meta>
</file>